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1cm"/>
    </style:style>
    <style:style style:name="ro1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year/>
      <number:text>/</number:text>
      <number:month number:style="long"/>
    </number:date-style>
    <style:style style:name="ce1" style:family="table-cell" style:parent-style-name="Default" style:data-style-name="N3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1" office:value-type="date" office:date-value="2008-01-01">
            <text:p>08/01</text:p>
          </table:table-cell>
          <table:table-cell table:style-name="ce1" office:value-type="date" office:date-value="2008-04-01">
            <text:p>08/04</text:p>
          </table:table-cell>
          <table:table-cell/>
          <table:table-cell>
            <draw:frame table:end-cell-address="表1.L23" table:end-x="2.111cm" table:end-y="0.253cm" draw:z-index="0" draw:style-name="gr1" svg:width="13.265cm" svg:height="11.827cm" svg:x="0.137cm" svg:y="0.14cm">
              <draw:object draw:notify-on-update-of-ranges="表1.C2:表1.C8 表1.D1:表1.D1 表1.D2:表1.D8 表1.E1:表1.E1 表1.E2:表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Vcs-Arch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Bzr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Cvs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Darcs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Git</text:p>
          </table:table-cell>
          <table:table-cell office:value-type="float" office:value="327">
            <text:p>327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Hg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Svn</text:p>
          </table:table-cell>
          <table:table-cell office:value-type="float" office:value="1898">
            <text:p>1898</text:p>
          </table:table-cell>
          <table:table-cell office:value-type="float" office:value="2517">
            <text:p>2517</text:p>
          </table:table-cell>
          <table:table-cell table:number-columns-repeated="2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明朝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8">2008/04/18</text:date>, <text:time>08:3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4-15T20:37:42</meta:creation-date>
    <dc:date>2008-04-18T08:30:29</dc:date>
    <meta:editing-cycles>4</meta:editing-cycles>
    <meta:editing-duration>PT22M12S</meta:editing-duration>
    <meta:user-defined meta:name="Info 1"/>
    <meta:user-defined meta:name="Info 2"/>
    <meta:user-defined meta:name="Info 3"/>
    <meta:user-defined meta:name="Info 4"/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1.5061721801758pt" style:font-size-asian="21.5061721801758pt" style:font-size-complex="21.5061721801758pt"/>
    </style:style>
    <style:style style:name="ch3" style:family="chart">
      <style:graphic-properties draw:stroke="none" svg:stroke-color="#b3b3b3" draw:fill="none" draw:fill-color="#e6e6e6"/>
      <style:text-properties fo:font-size="13.2345676422119pt" style:font-size-asian="13.2345676422119pt" style:font-size-complex="13.234567642211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style:rotation-angle="90"/>
      <style:graphic-properties svg:stroke-color="#b3b3b3"/>
      <style:text-properties fo:font-size="12pt" style:font-size-asian="12pt" style:font-size-complex="8pt"/>
    </style:style>
    <style:style style:name="ch6" style:family="chart">
      <style:text-properties fo:font-size="14.8888893127441pt" style:font-size-asian="14.8888893127441pt" style:font-size-complex="14.8888893127441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4.8888893127441pt" style:font-size-asian="14.8888893127441pt" style:font-size-complex="14.8888893127441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66cm" svg:height="11.828cm" chart:class="chart:bar" chart:style-name="ch1">
        <chart:title svg:x="2.082cm" svg:y="0.235cm" chart:style-name="ch2">
          <text:p>Debian で使っている VCS</text:p>
        </chart:title>
        <chart:legend chart:legend-position="end" svg:x="10.667cm" svg:y="5.056cm" chart:style-name="ch3"/>
        <chart:plot-area chart:style-name="ch4" table:cell-range-address="表1.C2:表1.E8 表1.D1:表1.E8 表1.C1:表1.C1" chart:data-source-has-labels="both" svg:x="0.196cm" svg:y="1.503cm" svg:width="10.205cm" svg:height="9.958cm">
          <chart:axis chart:dimension="x" chart:name="primary-x" chart:style-name="ch5">
            <chart:title svg:x="5.04cm" svg:y="10.625cm" chart:style-name="ch6">
              <text:p>VCS名</text:p>
            </chart:title>
            <chart:categories table:cell-range-address="表1.C2:表1.C8"/>
          </chart:axis>
          <chart:axis chart:dimension="y" chart:name="primary-y" chart:style-name="ch7">
            <chart:title svg:x="0.266cm" svg:y="7.899cm" chart:style-name="ch8">
              <text:p>プロジェクト数</text:p>
            </chart:title>
            <chart:grid chart:style-name="ch9" chart:class="major"/>
          </chart:axis>
          <chart:series chart:style-name="ch10" chart:values-cell-range-address="表1.D2:表1.D8" chart:label-cell-address="表1.D1:表1.D1" chart:class="chart:bar">
            <chart:data-point chart:repeated="7"/>
          </chart:series>
          <chart:series chart:style-name="ch11" chart:values-cell-range-address="表1.E2:表1.E8" chart:label-cell-address="表1.E1:表1.E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8/01</text:p>
              </table:table-cell>
              <table:table-cell office:value-type="string">
                <text:p>08/04</text:p>
              </table:table-cell>
            </table:table-row>
          </table:table-header-rows>
          <table:table-rows>
            <table:table-row>
              <table:table-cell office:value-type="string">
                <text:p>Vcs-Arch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Vcs-Bzr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Vcs-Cvs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cs-Darcs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Vcs-Git</text:p>
              </table:table-cell>
              <table:table-cell office:value-type="float" office:value="327">
                <text:p>32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Vcs-Hg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cs-Svn</text:p>
              </table:table-cell>
              <table:table-cell office:value-type="float" office:value="1898">
                <text:p>1898</text:p>
              </table:table-cell>
              <table:table-cell office:value-type="float" office:value="2517">
                <text:p>2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